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000000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automatic" fo:background-color="#7E0021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fo:background-color="#000000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2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="thin solid #000000" style:vertical-align="middle" fo:background-color="#00008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#7E0021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FFF6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0.47625cm"/>
    </style:style>
    <style:style style:name="co7" style:family="table-column">
      <style:table-column-properties fo:break-before="auto" style:column-width="6.37645833333333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0.449791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9.6pt" style:use-optimal-row-height="false" fo:break-before="auto"/>
    </style:style>
    <style:style style:name="ro4" style:family="table-row">
      <style:table-row-properties style:row-height="11.1pt" style:use-optimal-row-height="false" fo:break-before="auto"/>
    </style:style>
    <style:style style:name="ro5" style:family="table-row">
      <style:table-row-properties style:row-height="12.2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9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table:style-name="ce2"/>
          <table:table-cell table:style-name="ce3"/>
          <table:table-cell table:number-columns-repeated="3" table:style-name="ce4"/>
          <table:table-cell table:style-name="ce5"/>
          <table:table-cell table:style-name="ce6"/>
          <table:table-cell table:number-columns-repeated="3" table:style-name="ce7"/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number-columns-spanned="4" table:number-rows-spanned="1" table:style-name="ce20">
            <text:p>MANUAL</text:p>
          </table:table-cell>
          <table:covered-table-cell table:number-columns-repeated="3"/>
          <table:table-cell table:style-name="ce5"/>
          <table:table-cell office:value-type="string" table:number-columns-spanned="4" table:number-rows-spanned="1" table:style-name="ce21">
            <text:p>SISTEMA</text:p>
          </table:table-cell>
          <table:covered-table-cell table:number-columns-repeated="3"/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8">
            <text:p>Nome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Tempo (mm:ss)</text:p>
          </table:table-cell>
          <table:table-cell office:value-type="string" table:style-name="ce8">
            <text:p>Tempo (s)</text:p>
          </table:table-cell>
          <table:table-cell table:style-name="ce9"/>
          <table:table-cell office:value-type="string" table:style-name="ce10">
            <text:p>Nome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Tempo (mm:ss)</text:p>
          </table:table-cell>
          <table:table-cell office:value-type="string" table:style-name="ce10">
            <text:p>Tempo(s)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Caique F. Castro</text:p>
          </table:table-cell>
          <table:table-cell office:value-type="string" table:style-name="ce11">
            <text:p>Regular</text:p>
          </table:table-cell>
          <table:table-cell office:value-type="time" office:time-value="PT0H0M41.000S" table:style-name="ce12">
            <text:p>00:41,00</text:p>
          </table:table-cell>
          <table:table-cell office:value-type="float" office:value="41" table:style-name="ce11">
            <text:p>41</text:p>
          </table:table-cell>
          <table:table-cell table:style-name="ce13"/>
          <table:table-cell office:value-type="string" table:style-name="ce14">
            <text:p>Maria Luisa Chiste</text:p>
          </table:table-cell>
          <table:table-cell office:value-type="string" table:style-name="ce14">
            <text:p>1as vezes</text:p>
          </table:table-cell>
          <table:table-cell office:value-type="time" office:time-value="PT0H0M40.000S" table:style-name="ce15">
            <text:p>00:40,00</text:p>
          </table:table-cell>
          <table:table-cell office:value-type="float" office:value="40" table:style-name="ce14">
            <text:p>40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Julia Dias Lima</text:p>
          </table:table-cell>
          <table:table-cell office:value-type="string" table:style-name="ce11">
            <text:p>1as vezes</text:p>
          </table:table-cell>
          <table:table-cell office:value-type="time" office:time-value="PT0H0M57.000S" table:style-name="ce12">
            <text:p>00:57,00</text:p>
          </table:table-cell>
          <table:table-cell office:value-type="float" office:value="57" table:style-name="ce11">
            <text:p>57</text:p>
          </table:table-cell>
          <table:table-cell table:style-name="ce13"/>
          <table:table-cell office:value-type="string" table:style-name="ce14">
            <text:p>Murilo Henrique dos Santos</text:p>
          </table:table-cell>
          <table:table-cell office:value-type="string" table:style-name="ce14">
            <text:p>1as vezes</text:p>
          </table:table-cell>
          <table:table-cell office:value-type="time" office:time-value="PT0H0M41.000S" table:style-name="ce15">
            <text:p>00:41,00</text:p>
          </table:table-cell>
          <table:table-cell office:value-type="float" office:value="41" table:style-name="ce14">
            <text:p>41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Rafaela G. Siqueira</text:p>
          </table:table-cell>
          <table:table-cell office:value-type="string" table:style-name="ce11">
            <text:p>Regular</text:p>
          </table:table-cell>
          <table:table-cell office:value-type="time" office:time-value="PT0H0M36.000S" table:style-name="ce12">
            <text:p>00:36,00</text:p>
          </table:table-cell>
          <table:table-cell office:value-type="float" office:value="36" table:style-name="ce11">
            <text:p>36</text:p>
          </table:table-cell>
          <table:table-cell table:style-name="ce13"/>
          <table:table-cell office:value-type="string" table:style-name="ce14">
            <text:p>Lucas Lombardo Milan</text:p>
          </table:table-cell>
          <table:table-cell office:value-type="string" table:style-name="ce14">
            <text:p>Regular</text:p>
          </table:table-cell>
          <table:table-cell office:value-type="time" office:time-value="PT0H0M17.000S" table:style-name="ce15">
            <text:p>00:17,00</text:p>
          </table:table-cell>
          <table:table-cell office:value-type="float" office:value="17" table:style-name="ce14">
            <text:p>17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Rodrigo Silva</text:p>
          </table:table-cell>
          <table:table-cell office:value-type="string" table:style-name="ce11">
            <text:p>Inativo</text:p>
          </table:table-cell>
          <table:table-cell office:value-type="time" office:time-value="PT0H1M56.000S" table:style-name="ce12">
            <text:p>01:56,00</text:p>
          </table:table-cell>
          <table:table-cell office:value-type="float" office:value="116" table:style-name="ce11">
            <text:p>116</text:p>
          </table:table-cell>
          <table:table-cell table:style-name="ce13"/>
          <table:table-cell office:value-type="string" table:style-name="ce14">
            <text:p>Fernanda Alves Moya</text:p>
          </table:table-cell>
          <table:table-cell office:value-type="string" table:style-name="ce14">
            <text:p>Regular</text:p>
          </table:table-cell>
          <table:table-cell office:value-type="time" office:time-value="PT0H0M14.000S" table:style-name="ce15">
            <text:p>00:14,00</text:p>
          </table:table-cell>
          <table:table-cell office:value-type="float" office:value="14" table:style-name="ce14">
            <text:p>14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Rebeca Souza</text:p>
          </table:table-cell>
          <table:table-cell office:value-type="string" table:style-name="ce11">
            <text:p>Regular</text:p>
          </table:table-cell>
          <table:table-cell office:value-type="time" office:time-value="PT0H0M44.000S" table:style-name="ce12">
            <text:p>00:44,00</text:p>
          </table:table-cell>
          <table:table-cell office:value-type="float" office:value="44" table:style-name="ce11">
            <text:p>44</text:p>
          </table:table-cell>
          <table:table-cell table:style-name="ce13"/>
          <table:table-cell office:value-type="string" table:style-name="ce14">
            <text:p>Maria Gabriella Silva</text:p>
          </table:table-cell>
          <table:table-cell office:value-type="string" table:style-name="ce14">
            <text:p>1as vezes</text:p>
          </table:table-cell>
          <table:table-cell office:value-type="time" office:time-value="PT0H0M22.000S" table:style-name="ce15">
            <text:p>00:22,00</text:p>
          </table:table-cell>
          <table:table-cell office:value-type="float" office:value="22" table:style-name="ce14">
            <text:p>22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Laura Santos</text:p>
          </table:table-cell>
          <table:table-cell office:value-type="string" table:style-name="ce11">
            <text:p>1as vezes</text:p>
          </table:table-cell>
          <table:table-cell office:value-type="time" office:time-value="PT0H0M41.000S" table:style-name="ce12">
            <text:p>00:41,00</text:p>
          </table:table-cell>
          <table:table-cell office:value-type="float" office:value="41" table:style-name="ce11">
            <text:p>41</text:p>
          </table:table-cell>
          <table:table-cell table:style-name="ce13"/>
          <table:table-cell office:value-type="string" table:style-name="ce14">
            <text:p>Ana Clara Bená</text:p>
          </table:table-cell>
          <table:table-cell office:value-type="string" table:style-name="ce14">
            <text:p>Regular</text:p>
          </table:table-cell>
          <table:table-cell office:value-type="time" office:time-value="PT0H0M28.000S" table:style-name="ce15">
            <text:p>00:28,00</text:p>
          </table:table-cell>
          <table:table-cell office:value-type="float" office:value="28" table:style-name="ce14">
            <text:p>28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Nicole Silva</text:p>
          </table:table-cell>
          <table:table-cell office:value-type="string" table:style-name="ce11">
            <text:p>Regular</text:p>
          </table:table-cell>
          <table:table-cell office:value-type="time" office:time-value="PT0H4M43.000S" table:style-name="ce12">
            <text:p>04:43,00</text:p>
          </table:table-cell>
          <table:table-cell office:value-type="float" office:value="283" table:style-name="ce11">
            <text:p>283</text:p>
          </table:table-cell>
          <table:table-cell table:style-name="ce13"/>
          <table:table-cell office:value-type="string" table:style-name="ce14">
            <text:p>Igor Bitencourt Cunha</text:p>
          </table:table-cell>
          <table:table-cell office:value-type="string" table:style-name="ce14">
            <text:p>Regular</text:p>
          </table:table-cell>
          <table:table-cell office:value-type="time" office:time-value="PT0H0M21.000S" table:style-name="ce15">
            <text:p>00:21,00</text:p>
          </table:table-cell>
          <table:table-cell office:value-type="float" office:value="21" table:style-name="ce14">
            <text:p>21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Luany Cruz</text:p>
          </table:table-cell>
          <table:table-cell office:value-type="string" table:style-name="ce11">
            <text:p>1as vezes</text:p>
          </table:table-cell>
          <table:table-cell office:value-type="time" office:time-value="PT0H1M2.000S" table:style-name="ce12">
            <text:p>01:02,00</text:p>
          </table:table-cell>
          <table:table-cell office:value-type="float" office:value="62" table:style-name="ce11">
            <text:p>62</text:p>
          </table:table-cell>
          <table:table-cell table:style-name="ce13"/>
          <table:table-cell office:value-type="string" table:style-name="ce14">
            <text:p>Henrique Crivelaro</text:p>
          </table:table-cell>
          <table:table-cell office:value-type="string" table:style-name="ce14">
            <text:p>Regular</text:p>
          </table:table-cell>
          <table:table-cell office:value-type="time" office:time-value="PT0H0M21.000S" table:style-name="ce15">
            <text:p>00:21,00</text:p>
          </table:table-cell>
          <table:table-cell office:value-type="float" office:value="21" table:style-name="ce14">
            <text:p>21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Kaue Alves</text:p>
          </table:table-cell>
          <table:table-cell office:value-type="string" table:style-name="ce11">
            <text:p>Regular</text:p>
          </table:table-cell>
          <table:table-cell office:value-type="time" office:time-value="PT0H0M36.000S" table:style-name="ce12">
            <text:p>00:36,00</text:p>
          </table:table-cell>
          <table:table-cell office:value-type="float" office:value="36" table:style-name="ce11">
            <text:p>36</text:p>
          </table:table-cell>
          <table:table-cell table:style-name="ce13"/>
          <table:table-cell office:value-type="string" table:style-name="ce14">
            <text:p>Leonardo Lourenço Lisboa</text:p>
          </table:table-cell>
          <table:table-cell office:value-type="string" table:style-name="ce14">
            <text:p>1as vezes</text:p>
          </table:table-cell>
          <table:table-cell office:value-type="time" office:time-value="PT0H0M30.000S" table:style-name="ce15">
            <text:p>00:30,00</text:p>
          </table:table-cell>
          <table:table-cell office:value-type="float" office:value="30" table:style-name="ce14">
            <text:p>30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João Vitor Souza</text:p>
          </table:table-cell>
          <table:table-cell office:value-type="string" table:style-name="ce11">
            <text:p>1as vezes</text:p>
          </table:table-cell>
          <table:table-cell office:value-type="time" office:time-value="PT0H1M4.000S" table:style-name="ce12">
            <text:p>01:04,00</text:p>
          </table:table-cell>
          <table:table-cell office:value-type="float" office:value="64" table:style-name="ce11">
            <text:p>64</text:p>
          </table:table-cell>
          <table:table-cell table:style-name="ce13"/>
          <table:table-cell office:value-type="string" table:style-name="ce14">
            <text:p>Rayane Pereira dos Santos</text:p>
          </table:table-cell>
          <table:table-cell office:value-type="string" table:style-name="ce14">
            <text:p>Inativo</text:p>
          </table:table-cell>
          <table:table-cell office:value-type="time" office:time-value="PT0H0M42.000S" table:style-name="ce15">
            <text:p>00:42,00</text:p>
          </table:table-cell>
          <table:table-cell office:value-type="float" office:value="42" table:style-name="ce14">
            <text:p>42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Rafael Santos</text:p>
          </table:table-cell>
          <table:table-cell office:value-type="string" table:style-name="ce11">
            <text:p>Regular</text:p>
          </table:table-cell>
          <table:table-cell office:value-type="time" office:time-value="PT0H0M37.000S" table:style-name="ce12">
            <text:p>00:37,00</text:p>
          </table:table-cell>
          <table:table-cell office:value-type="float" office:value="37" table:style-name="ce11">
            <text:p>37</text:p>
          </table:table-cell>
          <table:table-cell table:style-name="ce13"/>
          <table:table-cell office:value-type="string" table:style-name="ce14">
            <text:p>João Pedro Silva</text:p>
          </table:table-cell>
          <table:table-cell office:value-type="string" table:style-name="ce14">
            <text:p>1as vezes</text:p>
          </table:table-cell>
          <table:table-cell office:value-type="time" office:time-value="PT0H0M26.000S" table:style-name="ce15">
            <text:p>00:26,00</text:p>
          </table:table-cell>
          <table:table-cell office:value-type="float" office:value="26" table:style-name="ce14">
            <text:p>26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Arthur Passos</text:p>
          </table:table-cell>
          <table:table-cell office:value-type="string" table:style-name="ce11">
            <text:p>1as vezes</text:p>
          </table:table-cell>
          <table:table-cell office:value-type="time" office:time-value="PT0H1M45.000S" table:style-name="ce12">
            <text:p>01:45,00</text:p>
          </table:table-cell>
          <table:table-cell office:value-type="float" office:value="105" table:style-name="ce11">
            <text:p>105</text:p>
          </table:table-cell>
          <table:table-cell table:style-name="ce13"/>
          <table:table-cell office:value-type="string" table:style-name="ce14">
            <text:p>Davi Cambiaghi dos Santos</text:p>
          </table:table-cell>
          <table:table-cell office:value-type="string" table:style-name="ce14">
            <text:p>Regular</text:p>
          </table:table-cell>
          <table:table-cell office:value-type="time" office:time-value="PT0H0M15.000S" table:style-name="ce15">
            <text:p>00:15,00</text:p>
          </table:table-cell>
          <table:table-cell office:value-type="float" office:value="15" table:style-name="ce14">
            <text:p>15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Nicolas Rodrigues</text:p>
          </table:table-cell>
          <table:table-cell office:value-type="string" table:style-name="ce11">
            <text:p>Regular</text:p>
          </table:table-cell>
          <table:table-cell office:value-type="time" office:time-value="PT0H0M45.000S" table:style-name="ce12">
            <text:p>00:45,00</text:p>
          </table:table-cell>
          <table:table-cell office:value-type="float" office:value="45" table:style-name="ce11">
            <text:p>45</text:p>
          </table:table-cell>
          <table:table-cell table:style-name="ce13"/>
          <table:table-cell office:value-type="string" table:style-name="ce14">
            <text:p>Amanda Kamilla Pontes</text:p>
          </table:table-cell>
          <table:table-cell office:value-type="string" table:style-name="ce14">
            <text:p>Regular</text:p>
          </table:table-cell>
          <table:table-cell office:value-type="time" office:time-value="PT0H0M27.000S" table:style-name="ce15">
            <text:p>00:27,00</text:p>
          </table:table-cell>
          <table:table-cell office:value-type="float" office:value="27" table:style-name="ce14">
            <text:p>27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Leonardo Oliveira</text:p>
          </table:table-cell>
          <table:table-cell office:value-type="string" table:style-name="ce11">
            <text:p>1as vezes</text:p>
          </table:table-cell>
          <table:table-cell office:value-type="time" office:time-value="PT0H0M54.000S" table:style-name="ce12">
            <text:p>00:54,00</text:p>
          </table:table-cell>
          <table:table-cell office:value-type="float" office:value="54" table:style-name="ce11">
            <text:p>54</text:p>
          </table:table-cell>
          <table:table-cell table:style-name="ce13"/>
          <table:table-cell office:value-type="string" table:style-name="ce14">
            <text:p>Gabriel Perucci Rodrigues</text:p>
          </table:table-cell>
          <table:table-cell office:value-type="string" table:style-name="ce14">
            <text:p>Regular</text:p>
          </table:table-cell>
          <table:table-cell office:value-type="time" office:time-value="PT0H0M24.000S" table:style-name="ce15">
            <text:p>00:24,00</text:p>
          </table:table-cell>
          <table:table-cell office:value-type="float" office:value="24" table:style-name="ce14">
            <text:p>24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style-name="ce11">
            <text:p>Cauã Monteiro</text:p>
          </table:table-cell>
          <table:table-cell office:value-type="string" table:style-name="ce11">
            <text:p>Regular</text:p>
          </table:table-cell>
          <table:table-cell office:value-type="time" office:time-value="PT0H0M31.000S" table:style-name="ce12">
            <text:p>00:31,00</text:p>
          </table:table-cell>
          <table:table-cell office:value-type="float" office:value="31" table:style-name="ce11">
            <text:p>31</text:p>
          </table:table-cell>
          <table:table-cell table:style-name="ce13"/>
          <table:table-cell office:value-type="string" table:style-name="ce14">
            <text:p>Philipe Sartori</text:p>
          </table:table-cell>
          <table:table-cell office:value-type="string" table:style-name="ce14">
            <text:p>1as vezes</text:p>
          </table:table-cell>
          <table:table-cell office:value-type="time" office:time-value="PT0H0M34.000S" table:style-name="ce15">
            <text:p>00:34,00</text:p>
          </table:table-cell>
          <table:table-cell office:value-type="float" office:value="34" table:style-name="ce14">
            <text:p>34</text:p>
          </table:table-cell>
          <table:table-cell table:style-name="ce2"/>
          <table:table-cell table:number-columns-repeated="16373"/>
        </table:table-row>
        <table:table-row table:style-name="ro3">
          <table:table-cell table:style-name="ce2"/>
          <table:table-cell table:number-columns-repeated="9" table:style-name="ce13"/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number-columns-spanned="3" table:number-rows-spanned="1" table:style-name="ce22">
            <text:p>TOTAL</text:p>
          </table:table-cell>
          <table:covered-table-cell table:number-columns-repeated="2"/>
          <table:table-cell office:value-type="float" office:value="1052" table:style-name="ce16">
            <text:p>1052</text:p>
          </table:table-cell>
          <table:table-cell table:style-name="ce13"/>
          <table:table-cell office:value-type="string" table:number-columns-spanned="3" table:number-rows-spanned="1" table:style-name="ce22">
            <text:p>TOTAL</text:p>
          </table:table-cell>
          <table:covered-table-cell table:number-columns-repeated="2"/>
          <table:table-cell office:value-type="float" office:value="402" table:style-name="ce16">
            <text:p>402</text:p>
          </table:table-cell>
          <table:table-cell table:style-name="ce2"/>
          <table:table-cell table:number-columns-repeated="16373"/>
        </table:table-row>
        <table:table-row table:style-name="ro2">
          <table:table-cell table:style-name="ce2"/>
          <table:table-cell office:value-type="string" table:number-columns-spanned="3" table:number-rows-spanned="1" table:style-name="ce23">
            <text:p>Média</text:p>
          </table:table-cell>
          <table:covered-table-cell table:number-columns-repeated="2"/>
          <table:table-cell office:value-type="float" office:value="70.133333333333297" table:style-name="ce17">
            <text:p>70,13</text:p>
          </table:table-cell>
          <table:table-cell table:style-name="ce13"/>
          <table:table-cell office:value-type="string" table:number-columns-spanned="3" table:number-rows-spanned="1" table:style-name="ce23">
            <text:p>Média</text:p>
          </table:table-cell>
          <table:covered-table-cell table:number-columns-repeated="2"/>
          <table:table-cell office:value-type="float" office:value="26.8" table:style-name="ce16">
            <text:p>26,8</text:p>
          </table:table-cell>
          <table:table-cell table:style-name="ce2"/>
          <table:table-cell table:number-columns-repeated="16373"/>
        </table:table-row>
        <table:table-row table:style-name="ro4">
          <table:table-cell table:style-name="ce2"/>
          <table:table-cell table:number-columns-repeated="9" table:style-name="ce18"/>
          <table:table-cell table:style-name="ce2"/>
          <table:table-cell table:number-columns-repeated="16373"/>
        </table:table-row>
        <table:table-row table:style-name="ro2">
          <table:table-cell table:number-columns-repeated="5" table:style-name="ce1"/>
          <table:table-cell table:style-name="ce19"/>
          <table:table-cell table:number-columns-repeated="3" table:style-name="ce1"/>
          <table:table-cell office:value-type="string" table:style-name="ce1">
            <text:p>2.6 vezes mais rápido</text:p>
          </table:table-cell>
          <table:table-cell table:number-columns-repeated="16374" table:style-name="ce1"/>
        </table:table-row>
        <table:table-row table:number-rows-repeated="1048553" table:style-name="ro5">
          <table:table-cell table:number-columns-repeated="16384"/>
        </table:table-row>
      </table:table>
      <table:table table:name="Sheet2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Sheet3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ime-style style:name="N36">
      <number:minutes number:style="long"/>
      <number:text>:</number:text>
      <number:seconds number:style="long" number:decimal-places="2"/>
    </number:tim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uane</meta:initial-creator>
    <dc:creator>Tania</dc:creator>
    <meta:creation-date>2013-12-01T20:13:47Z</meta:creation-date>
    <dc:date>2013-12-11T07:00:38Z</dc:date>
    <meta:editing-cycles>4</meta:editing-cycles>
    <meta:editing-duration>PT2394S</meta:editing-duration>
  </office:meta>
</office:document-meta>
</file>